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68a0" officeooo:paragraph-rsid="000668a0"/>
    </style:style>
    <style:style style:name="P2" style:family="paragraph" style:parent-style-name="Standard">
      <style:paragraph-properties fo:text-align="center" style:justify-single-word="false"/>
      <style:text-properties officeooo:rsid="000668a0" officeooo:paragraph-rsid="000668a0"/>
    </style:style>
    <style:style style:name="P3" style:family="paragraph" style:parent-style-name="Standard">
      <style:text-properties fo:font-weight="bold" officeooo:rsid="000668a0" officeooo:paragraph-rsid="000668a0" style:font-weight-asian="bold" style:font-weight-complex="bold"/>
    </style:style>
    <style:style style:name="P4" style:family="paragraph" style:parent-style-name="Standard">
      <style:text-properties fo:color="#800000" officeooo:rsid="000668a0" officeooo:paragraph-rsid="000668a0" fo:background-color="#ffff00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B</text:p>
      <text:p text:style-name="P4">Basic Objective behind the design of this USB is Unified Low,Medium and High Speed into a</text:p>
      <text:p text:style-name="P4">Common Bus.</text:p>
      <text:p text:style-name="P1"/>
      <text:p text:style-name="P1">USB is a peripheral BUS it is not a controller bus , USB controller is also reffered as a Host</text:p>
      <text:p text:style-name="P1">controller.</text:p>
      <text:p text:style-name="P1"/>
      <text:p text:style-name="P1"><text:span text:style-name="T1">BUS</text:span>: Buses where designed based on the demand of the devices ,</text:p>
      <text:p text:style-name="P1">some device are Low Speed some device are high and Medium speed.</text:p>
      <text:p text:style-name="P1">- Low Speed device – UART</text:p>
      <text:p text:style-name="P1">- Medium Speed devce – Parallel</text:p>
      <text:p text:style-name="P1">- High Speed device – PCI [ Peripheral Component Interconnect ]</text:p>
      <text:p text:style-name="P1"/>
      <text:p text:style-name="P3">In PCI :</text:p>
      <text:p text:style-name="P1">- No hot plug</text:p>
      <text:p text:style-name="P1">- No -autoconfiguration</text:p>
      <text:p text:style-name="P1">- Limited System resources [ IO addr,, and Non-Shared irq lines ]</text:p>
      <text:p text:style-name="P1">- Limited standrad connectors</text:p>
      <text:p text:style-name="P1"/>
      <text:p text:style-name="P1">To Over come thouse drwbacks we Use USB</text:p>
      <text:p text:style-name="P1">=&gt;Address : We have limited IO address space and limited virtual address, since the device come its</text:p>
      <text:p text:style-name="P1">OWN registers , we need to allocate some system resources for the device to work.</text:p>
      <text:p text:style-name="P1">=&gt; IRQ line : we have limited no.of irq lines we need to engage the one of the IRQ line for device</text:p>
      <text:p text:style-name="P1">[like shared irq ].</text:p>
      <text:p text:style-name="P1">=&gt; Physical level: the connections are limited [More device of same type can not plu-in a same</text:p>
      <text:p text:style-name="P1">point of time]</text:p>
      <text:p text:style-name="P1"/>
      <text:p text:style-name="P1">“USB is the solution for all the above problems”</text:p>
      <text:p text:style-name="P1">USB is One Bus One Connector type</text:p>
      <text:p text:style-name="P1">- we can connect the Low , medium and High speed device to same bus.</text:p>
      <text:p text:style-name="P1">USB device does’t take the address from the processor and irq also.</text:p>
      <text:p text:style-name="P1">[ thre is no such thing called allocating the IO address, allocating memory address or IRQ line to</text:p>
      <text:p text:style-name="P1">USB device]</text:p>
      <text:p text:style-name="P1"/>
      <text:p text:style-name="P3">Key Benifits:</text:p>
      <text:p text:style-name="P1">=&gt; USB device are Hot Pluggable</text:p>
      <text:p text:style-name="P1">- uesr need to configur it.</text:p>
      <text:p text:style-name="P1">=&gt; USB device don’t consume the system resources</text:p>
      <text:p text:style-name="P1">=&gt; 127 devcie connected [ including the HUB]</text:p>
      <text:p text:style-name="P1">=&gt; Low , Medium and High speed devices is connected to same USB port.</text:p>
      <text:p text:style-name="P1">[all HID [ Human Interface Devices] are Low speed:- keyboard,touchpad]</text:p>
      <text:p text:style-name="P1">=&gt;No IRQ --- No ISR rotiune/handlar/function.</text:p>
      <text:p text:style-name="P1"/>
      <text:p text:style-name="P3">USB deviec has 3 Entities:--</text:p>
      <text:p text:style-name="P1">1.Master – Slave Bus</text:p>
      <text:p text:style-name="P1">2.Slave device</text:p>
      <text:p text:style-name="P1">3.USB Host Controller [Master]</text:p>
      <text:p text:style-name="P1"/>
      <text:p text:style-name="P3">This 3 entities make up the entair USB system.</text:p>
      <text:p text:style-name="P1">MASTER</text:p>
      <text:p text:style-name="P1">BUS</text:p>
      <text:p text:style-name="P1">SLAVE</text:p>
      <text:p text:style-name="P1"><text:soft-page-break/>[ Which you are connecting that Interface is internally connected to a BUS , which is connected to</text:p>
      <text:p text:style-name="P1">Controller and Controller internals connected to a Processor .]</text:p>
      <text:p text:style-name="P1">[Host Controller job is to drive all command (control commands) , all data adress to BUS , Slave</text:p>
      <text:p text:style-name="P1">Controller will responds to the requests which are sent by the Master]</text:p>
      <text:p text:style-name="P1"/>
      <text:p text:style-name="P3">Two kinds of Specifications for Implimention of Controller</text:p>
      <text:p text:style-name="P1">1- Host controller</text:p>
      <text:p text:style-name="P1">2- On The Go controller [ It can be a Master it also can perform the services of a Slave depending</text:p>
      <text:p text:style-name="P1">on the connection Eg: Mobile Phones]</text:p>
      <text:p text:style-name="P1">[ this two are act as Master]</text:p>
      <text:p text:style-name="P1">3- Device controller [Slave]</text:p>
      <text:p text:style-name="P1">[ This 3 Different spcies contain for building up a circuit called CONTROLLER]</text:p>
      <text:p text:style-name="P1"/>
      <text:p text:style-name="P3">USB Device Classes:</text:p>
      <text:p text:style-name="P1">1.Audio</text:p>
      <text:p text:style-name="P1">2.Communication [Modem]</text:p>
      <text:p text:style-name="P1">3.HUB</text:p>
      <text:p text:style-name="P1">4.HID</text:p>
      <text:p text:style-name="P1">5.Printer</text:p>
      <text:p text:style-name="P1">6.Mass Storage Classes</text:p>
      <text:p text:style-name="P1">Vendor Specific Classes:</text:p>
      <text:p text:style-name="P1">- Scanner, Video,Ether-net , Serial connectors</text:p>
      <text:p text:style-name="P1"/>
      <text:p text:style-name="P3">Q.when ever the Device changes the state , How will Software known about it and what are the</text:p>
      <text:p text:style-name="P3">ways?</text:p>
      <text:p text:style-name="P1">There are Two ways:</text:p>
      <text:p text:style-name="P1">1.polling</text:p>
      <text:p text:style-name="P1">2.interrupt.</text:p>
      <text:p text:style-name="P3">Q.How the polling work?</text:p>
      <text:p text:style-name="P1">Keep looking into some registers to watchout for State Change (status registers).</text:p>
      <text:p text:style-name="P3">Q.How does Interrupt will work?</text:p>
      <text:p text:style-name="P1">Devcie will trigger a signal when ever it under goes in State Change .</text:p>
      <text:p text:style-name="P3">Q.How will we write driver to know what the H/w is doing . [when USB device dont have I/O</text:p>
      <text:p text:style-name="P3">addr , IRQ. How will driver Shut Down State change.</text:p>
      <text:p text:style-name="P1">[**Network logic]</text:p>
      <text:p text:style-name="P1">-&gt;USB driver are more like Network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22:34:13.434340576</meta:creation-date>
    <dc:date>2018-06-28T22:36:33.894834353</dc:date>
    <meta:editing-duration>PT2M20S</meta:editing-duration>
    <meta:editing-cycles>1</meta:editing-cycles>
    <meta:document-statistic meta:table-count="0" meta:image-count="0" meta:object-count="0" meta:page-count="2" meta:paragraph-count="77" meta:word-count="582" meta:character-count="3227" meta:non-whitespace-character-count="2718"/>
    <meta:generator>LibreOffice/5.1.4.2$Linux_X86_64 LibreOffice_project/10m0$Build-2</meta:generator>
  </office:meta>
</office:document-meta>
</file>